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table:formula="of:=SQRT(27/3)" office:value-type="float" office:value="3" calcext:value-type="float">
            <text:p>3</text:p>
          </table:table-cell>
          <table:table-cell table:formula="of:=SQRT(27)/SQRT(3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table:style-name="ce1"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  <table:table-cell table:formula="of:=(-3^3)-27*(3)" office:value-type="float" office:value="-108" calcext:value-type="float">
            <text:p>-108</text:p>
          </table:table-cell>
          <table:table-cell/>
        </table:table-row>
        <table:table-row table:style-name="ro1">
          <table:table-cell office:value-type="string" calcext:value-type="string">
            <text:p>h (Planck)</text:p>
          </table:table-cell>
          <table:table-cell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  <table:table-cell table:formula="of:=(3^3)-27*-3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c (S.o.L.)</text:p>
          </table:table-cell>
          <table:table-cell table:style-name="ce1"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 m</text:p>
          </table:table-cell>
          <table:table-cell office:value-type="float" office:value="9.1093837015E-031" calcext:value-type="float">
            <text:p>9.11E-31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 (to J)</text:p>
          </table:table-cell>
          <table:table-cell office:value-type="float" office:value="1.602176634E-019" calcext:value-type="float">
            <text:p>1.60E-19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 (to eV)</text:p>
          </table:table-cell>
          <table:table-cell office:value-type="float" office:value="6.241509074E+018" calcext:value-type="float">
            <text:p>6.24E+18</text:p>
          </table:table-cell>
          <table:table-cell office:value-type="string" calcext:value-type="string">
            <text:p>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’s #</text:p>
          </table:table-cell>
          <table:table-cell office:value-type="float" office:value="6.02214076E+023" calcext:value-type="float">
            <text:p>6.02E+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dberg C</text:p>
          </table:table-cell>
          <table:table-cell table:style-name="ce3" office:value-type="float" office:value="109677.5834028" calcext:value-type="float">
            <text:p>109677.5834028</text:p>
          </table:table-cell>
          <table:table-cell office:value-type="string" calcext:value-type="string">
            <text:p>cm-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9:16:29.233452417</meta:creation-date>
    <dc:date>2021-02-02T21:46:37.449883607</dc:date>
    <meta:editing-duration>PT2H17M57S</meta:editing-duration>
    <meta:editing-cycles>2</meta:editing-cycles>
    <meta:generator>LibreOffice/6.4.6.2$Linux_X86_64 LibreOffice_project/40$Build-2</meta:generator>
    <meta:document-statistic meta:table-count="1" meta:cell-count="29" meta:object-count="0"/>
  </office:meta>
</office:document-meta>
</file>